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31300000179D6FE9F2D.eps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1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3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4pt"/>
    </style:style>
    <style:style style:name="P12" style:family="paragraph">
      <style:paragraph-properties fo:text-align="justify"/>
      <style:text-properties fo:font-size="24pt"/>
    </style:style>
    <style:style style:name="P13" style:family="paragraph">
      <style:text-properties fo:font-size="20pt"/>
    </style:style>
    <style:style style:name="P14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fo:color="#69656c" fo:font-family="'DejaVu Sans Mono'" style:font-family-generic="modern" style:font-pitch="fixed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color="#000000" fo:font-family="Ubuntu" style:font-pitch="variable" fo:font-size="22pt" style:font-size-asian="22pt" style:font-size-complex="22pt"/>
    </style:style>
    <style:style style:name="P26" style:family="paragraph">
      <style:text-properties fo:color="#000000" fo:font-family="Ubuntu" style:font-pitch="variable" fo:font-size="20pt" style:font-size-asian="20pt" style:font-size-complex="20pt"/>
    </style:style>
    <style:style style:name="P27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color="#000000" fo:font-size="20pt" style:font-size-asian="20pt" style:font-size-complex="20pt"/>
    </style:style>
    <style:style style:name="P30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4" style:family="text">
      <style:text-properties fo:color="#69656c" fo:font-family="'DejaVu Sans Mono'" style:font-family-generic="modern" style:font-pitch="fixe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fo:font-family="Ubuntu" style:font-pitch="variable" fo:font-size="22pt" style:font-size-asian="22pt" style:font-size-complex="22pt"/>
    </style:style>
    <style:style style:name="T18" style:family="text">
      <style:text-properties fo:color="#000000" fo:font-family="Ubuntu" style:font-pitch="variable" fo:font-size="20pt" style:font-size-asian="20pt" style:font-size-complex="20pt"/>
    </style:style>
    <style:style style:name="T19" style:family="text">
      <style:text-properties fo:font-family="Ubuntu" style:font-pitch="variable" fo:font-size="22pt" style:font-size-asian="22pt" style:font-size-complex="2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fo:font-size="20pt" style:font-size-asian="20pt" style:font-size-complex="20pt"/>
    </style:style>
    <style:style style:name="T22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69656c"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 text:style-name="P11"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12"><text:span text:style-name="T7">2.</text:span><text:span text:style-name="T8"> Границы формальных систем: </text:span></text:p>
            <text:p text:style-name="P12"><text:span text:style-name="T7">2.1.</text:span><text:span text:style-name="T8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12"><text:span text:style-name="T7">2.2.</text:span><text:span text:style-name="T8"> Полнота исчислений первого порядка.</text:span></text:p>
            <text:p text:style-name="P12"><text:span text:style-name="T7">2.3.</text:span><text:span text:style-name="T8"> Теорема Гёделя о неполноте.</text:span></text:p>
            <text:p text:style-name="P12"><text:span text:style-name="T8"/></text:p>
            <text:p text:style-name="P12"><text:span text:style-name="T8"/></text:p>
            <text:p text:style-name="P12"><text:span text:style-name="T7">3</text:span><text:span text:style-name="T7">. </text:span><text:span text:style-name="T8">Обязательно найдутся задчи</text:span><text:span text:style-name="T8"> со сколь угодно большим минимальным выводом.</text:span></text:p>
            <text:p text:style-name="P12"><text:span text:style-name="T8"/></text:p>
            <text:p text:style-name="P12"><text:span text:style-name="T8"/></text:p>
            <text:p text:style-name="P12"><text:span text:style-name="T7">4.</text:span><text:span text:style-name="T8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 text:style-name="P11"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7">1.</text:span><text:span text:style-name="T8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8"/></text:p>
            <text:p text:style-name="P9"><text:span text:style-name="T7">2.</text:span><text:span text:style-name="T8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8"/></text:p>
            <text:p text:style-name="P9"><text:span text:style-name="T7">3.</text:span><text:span text:style-name="T8"> Исследование исчислений несвязанных с методом резолюции актуально.</text:span></text:p>
            <text:p text:style-name="P9"><text:span text:style-name="T8"/></text:p>
            <text:p text:style-name="P9"><text:span text:style-name="T8"/></text:p>
            <text:p text:style-name="P9"><text:span text:style-name="T8">Выбор: исчисление позитивно-образованных формул (ПО-формул).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9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9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5" draw:layer="layout" svg:width="24.762cm" svg:height="17.79cm" svg:x="1.146cm" svg:y="2.794cm">
          <draw:text-box>
            <text:p text:style-name="P9"><text:span text:style-name="T10">1.</text:span><text:span text:style-name="T11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11"/></text:p>
            <text:p text:style-name="P9"><text:span text:style-name="T10">2.</text:span><text:span text:style-name="T11"> Разработка эффективных структур данных представления ПО-формул в памяти компьютера;</text:span></text:p>
            <text:p text:style-name="P9"><text:span text:style-name="T11"/></text:p>
            <text:p text:style-name="P9"><text:span text:style-name="T10">3.</text:span><text:span text:style-name="T11"> Разработка алгоритмов преобразования ПО-формул для организации автоматического логического ввода;</text:span></text:p>
            <text:p text:style-name="P9"><text:span text:style-name="T11"/></text:p>
            <text:p text:style-name="P9"><text:span text:style-name="T10">4.</text:span><text:span text:style-name="T11"> Адаптация существующих методик реализации алгоритмов АДТ для исчисления ПО-формул;</text:span></text:p>
            <text:p text:style-name="P9"><text:span text:style-name="T11"/></text:p>
            <text:p text:style-name="P9"><text:span text:style-name="T10">5.</text:span><text:span text:style-name="T11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11"/></text:p>
            <text:p text:style-name="P9"><text:span text:style-name="T10">6.</text:span><text:span text:style-name="T11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11"/></text:p>
            <text:p text:style-name="P9"><text:span text:style-name="T10">7.</text:span><text:span text:style-name="T11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9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2"/></text:p>
            <text:p><text:span text:style-name="T9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9"/></text:p>
            <text:p><text:span text:style-name="T9">3.</text:span><text:span text:style-name="T2"> Реализован транслятор формул из языка библиотеки TPTP в язык ПО-формул.</text:span></text:p>
            <text:p><text:span text:style-name="T9"/></text:p>
            <text:p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9"><text:span text:style-name="T10">1.</text:span><text:span text:style-name="T11"> Изучены свойства исчисления ПО-формул, определяющие характер адаптации существующих алгоритмов;</text:span></text:p>
            <text:p text:style-name="P9"><text:span text:style-name="T11"/></text:p>
            <text:p text:style-name="P16"><text:span text:style-name="T10">2.</text:span><text:span text:style-name="T11"> Предложены и реализованы ряд стратегий поиска логического вывода ПО-формул с неограниченными переменными;</text:span></text:p>
            <text:p text:style-name="P16"><text:span text:style-name="T10"/></text:p>
            <text:p text:style-name="P16"><text:span text:style-name="T10">3.</text:span><text:span text:style-name="T11"> Предложена и реализована стратегия k,m-ограничения;</text:span></text:p>
            <text:p text:style-name="P16"><text:span text:style-name="T10"/></text:p>
            <text:p text:style-name="P16"><text:span text:style-name="T10">4.</text:span><text:span text:style-name="T11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6"><text:span text:style-name="T10"/></text:p>
            <text:p text:style-name="P16"><text:span text:style-name="T10">5.</text:span><text:span text:style-name="T11"> Адаптированы алгоритмы индексирования термов для системы АДТ ПО-формул;</text:span></text:p>
            <text:p text:style-name="P16"><text:span text:style-name="T10"/></text:p>
            <text:p text:style-name="P16"><text:span text:style-name="T10">6.</text:span><text:span text:style-name="T11"> Предложены и реализованы стратегии параллельного логического вывода для системы АДТ ПО-формул;</text:span></text:p>
            <text:p text:style-name="P16"><text:span text:style-name="T12"/></text:p>
            <text:p text:style-name="P16"><text:span text:style-name="T12">7.</text:span><text:span text:style-name="T11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убликации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Давыдов А.В., Ларионов А.А., Черкашин Е.А. Об исчислении</text:span></text:p>
            <text:p text:style-name="P16"><text:span text:style-name="T11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6"><text:span text:style-name="T11"/></text:p>
            <text:p text:style-name="P16"><text:span text:style-name="T10">2.</text:span><text:span text:style-name="T11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6"><text:span text:style-name="T11"/></text:p>
            <text:p text:style-name="P16"><text:span text:style-name="T10">3.</text:span><text:span text:style-name="T11"> Ларионов А.А., Черкашин Е.А. Параллельные схемы алгоритмов</text:span></text:p>
            <text:p text:style-name="P16"><text:span text:style-name="T11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6"><text:span text:style-name="T11"/></text:p>
            <text:p text:style-name="P16"><text:span text:style-name="T10">4.</text:span><text:span text:style-name="T11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7" draw:layer="layout" svg:width="24.762cm" svg:height="16.764cm" svg:x="1.146cm" svg:y="2.794cm">
          <draw:text-box>
            <text:p text:style-name="P16"><text:span text:style-name="T10">1.</text:span><text:span text:style-name="T11"> Международная конференция “Мальцевские чтения”, г.Новосибирск, 24-28 августа 2009 г.;</text:span></text:p>
            <text:p text:style-name="P16"><text:span text:style-name="T10">2.</text:span><text:span text:style-name="T11"> Семинар ИДСТУ СО РАН “Ляпуновские чтения”, ИДСТУ СО РАН, г. Иркутск, 21-23 декабря 2009 г.;</text:span></text:p>
            <text:p text:style-name="P16"><text:span text:style-name="T10">3.</text:span><text:span text:style-name="T11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6"><text:span text:style-name="T10">4.</text:span><text:span text:style-name="T11"> Международная конференция “Облачные вычисления. Образование. Исследования. Разработки”, г.Москва 15-16 апреля 2010 г.;</text:span></text:p>
            <text:p text:style-name="P16"><text:span text:style-name="T10">5.</text:span><text:span text:style-name="T11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6"><text:span text:style-name="T10">6.</text:span><text:span text:style-name="T11"> 4-ая Всероссийская конференция “Винеровские чтения”, г.Иркутск, 9-14 марта 2011г.</text:span></text:p>
            <text:p text:style-name="P16"><text:span text:style-name="T10">7.</text:span><text:span text:style-name="T11"> 34-ый международный симпозиум “MIPRO”, г.Опатия, Хорватия, 23-27 мая 2011г.</text:span></text:p>
            <text:p text:style-name="P16"><text:span text:style-name="T10">8.</text:span><text:span text:style-name="T11"> 4-ая Всероссийская мультиконференция по проблемам управления, с. Дивноморское, 3-8 октября 2011г.</text:span></text:p>
            <text:p text:style-name="P16"><text:span text:style-name="T10">9.</text:span><text:span text:style-name="T11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10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10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10">3.</text:span><text:span text:style-name="T4"> Реализация структур данных для представления ПО-формул;</text:span></text:p>
            <text:p text:style-name="P9"><text:span text:style-name="T10">4.</text:span><text:span text:style-name="T4"> Реализация программной системы АДТ;</text:span></text:p>
            <text:p text:style-name="P9"><text:span text:style-name="T10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8" draw:layer="layout" svg:width="24.762cm" svg:height="16.764cm" svg:x="1.146cm" svg:y="2.794cm">
          <draw:text-box>
            <text:p text:style-name="P9"><text:span text:style-name="T5">Введение</text:span></text:p>
            <text:p text:style-name="P9"><text:span text:style-name="T5"/></text:p>
            <text:p text:style-name="P9"><text:span text:style-name="T5">Глава 2. Методики повышеня производительности АДТ</text:span></text:p>
            <text:p text:style-name="P9"><text:span text:style-name="T5"/></text:p>
            <text:p text:style-name="P9"><text:span text:style-name="T5">Глава 3. Реализация алгоритмов и программная система АДТ</text:span></text:p>
            <text:p text:style-name="P9"><text:span text:style-name="T5"/></text:p>
            <text:p text:style-name="P9"><text:span text:style-name="T5">Глава 4. Приложения программной системы</text:span></text:p>
            <text:p text:style-name="P9"><text:span text:style-name="T5"/></text:p>
            <text:p text:style-name="P9"><text:span text:style-name="T5">Заключение</text:span></text:p>
            <text:p text:style-name="P9"><text:span text:style-name="T5"/></text:p>
            <text:p text:style-name="P9"><text:span text:style-name="T5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9" draw:layer="layout" svg:width="25.568cm" svg:height="9.832cm" svg:x="1.356cm" svg:y="6.755cm">
          <draw:text-box>
            <text:p><text:span text:style-name="T11">Формулы имеют древовидную структуру, поэтому можно пользоваться соответствующей терминологией.</text:span></text:p>
            <text:p><text:span text:style-name="T12"/></text:p>
            <text:p><text:span text:style-name="T12">1.</text:span><text:span text:style-name="T11"> Узел уровня 0 – </text:span><text:span text:style-name="T12">корень</text:span><text:span text:style-name="T11">.</text:span></text:p>
            <text:p><text:span text:style-name="T12">2.</text:span><text:span text:style-name="T11"> Узлы уровня 1 – </text:span><text:span text:style-name="T12">базы</text:span><text:span text:style-name="T11">.</text:span></text:p>
            <text:p><text:span text:style-name="T12">3.</text:span><text:span text:style-name="T11"> Узлы уровня 2 – </text:span><text:span text:style-name="T12">вопросы </text:span><text:span text:style-name="T11">к базе.</text:span></text:p>
            <text:p><text:span text:style-name="T12">4.</text:span><text:span text:style-name="T11"> Более глубокие узлы – </text:span><text:span text:style-name="T12">консеквенты</text:span><text:span text:style-name="T11">.</text:span></text:p>
            <text:p><text:span text:style-name="T12">5.</text:span><text:span text:style-name="T11"> Если у вопроса более одного дочерних узла, то вопрос обладает </text:span><text:span text:style-name="T12">дизъюнктивным ветвлением</text:span><text:span text:style-name="T11">.</text:span></text:p>
            <text:p><text:span text:style-name="T12">6.</text:span><text:span text:style-name="T11"> Если глубина больше 3, то подформула называется </text:span><text:span text:style-name="T12">глубокой</text:span><text:span text:style-name="T11">.</text:span></text:p>
            <text:p><text:span text:style-name="T12">7.</text:span><text:span text:style-name="T11"> Вопросы с False называются </text:span><text:span text:style-name="T12">целевыми</text:span><text:span text:style-name="T11">.</text:span></text:p>
            <text:p><text:span text:style-name="T12">8.</text:span><text:span text:style-name="T11"> Подстановки для вопроса называются </text:span><text:span text:style-name="T12">ответными</text:span><text:span text:style-name="T11">.</text:span></text:p>
            <text:p><text:span text:style-name="T11"/></text:p>
          </draw:text-box>
        </draw:frame>
        <draw:frame draw:style-name="gr2" draw:text-style-name="P20" draw:layer="layout" svg:width="5.248cm" svg:height="1.072cm" svg:x="0.34cm" svg:y="16.587cm">
          <draw:text-box>
            <text:p><text:span text:style-name="T4">Вопрос: <text:s/></text:span><text:span text:style-name="T10"><text:s/></text:span></text:p>
          </draw:text-box>
        </draw:frame>
        <draw:frame draw:style-name="gr2" draw:text-style-name="P20" draw:layer="layout" svg:width="4.486cm" svg:height="1.072cm" svg:x="0.34cm" svg:y="17.787cm">
          <draw:text-box>
            <text:p><text:span text:style-name="T4">База: <text:s/></text:span><text:span text:style-name="T10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0" draw:layer="layout" svg:width="5.248cm" svg:height="1.072cm" svg:x="8.24cm" svg:y="17.287cm">
          <draw:text-box>
            <text:p><text:span text:style-name="T4">Ответ: <text:s/></text:span><text:span text:style-name="T10"><text:s/></text:span></text:p>
          </draw:text-box>
        </draw:frame>
        <draw:frame draw:style-name="gr2" draw:text-style-name="P20" draw:layer="layout" svg:width="5.248cm" svg:height="1.072cm" svg:x="0.34cm" svg:y="16.587cm">
          <draw:text-box>
            <text:p><text:span text:style-name="T4">Вопрос: <text:s/></text:span><text:span text:style-name="T10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0" draw:layer="layout" svg:width="5.248cm" svg:height="1.072cm" svg:x="14.84cm" svg:y="17.287cm">
          <draw:text-box>
            <text:p><text:span text:style-name="T4">если <text:s text:c="2"/></text:span><text:span text:style-name="T10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0" draw:layer="layout" svg:width="8.78cm" svg:height="1.072cm" svg:x="16.44cm" svg:y="18.587cm">
          <draw:text-box>
            <text:p><text:span text:style-name="T4">Правило вывода: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9" draw:layer="layout" svg:width="25.568cm" svg:height="10.569cm" svg:x="0.848cm" svg:y="3.376cm">
          <draw:text-box>
            <text:p><text:span text:style-name="T12">1.</text:span><text:span text:style-name="T11"> Крупноблочная структура.</text:span></text:p>
            <text:p><text:span text:style-name="T11"/></text:p>
            <text:p><text:span text:style-name="T12">2.</text:span><text:span text:style-name="T11"> Единственное правило вывода.</text:span></text:p>
            <text:p><text:span text:style-name="T12"/></text:p>
            <text:p><text:span text:style-name="T12">3.</text:span><text:span text:style-name="T11"> Нет необходимости в сколемизации.</text:span></text:p>
            <text:p><text:span text:style-name="T12"/></text:p>
            <text:p><text:span text:style-name="T12">4.</text:span><text:span text:style-name="T11"> Процедура ЛВ фокусируется в ближайшей окрестности корня ПО—</text:span></text:p>
            <text:p><text:span text:style-name="T11">формулы.</text:span></text:p>
            <text:p><text:span text:style-name="T12"/></text:p>
            <text:p><text:span text:style-name="T12">5.</text:span><text:span text:style-name="T11"> Имеется естественный ИЛИ-параллелизм.</text:span></text:p>
            <text:p><text:span text:style-name="T12"/></text:p>
            <text:p><text:span text:style-name="T12">6.</text:span><text:span text:style-name="T11"> Вариабельность семантики.</text:span></text:p>
            <text:p><text:span text:style-name="T13"/></text:p>
            <text:p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9.296cm" svg:height="1.237cm" svg:x="17.882cm" svg:y="10.701cm">
          <draw:text-box>
            <text:p><text:span text:style-name="T6">Структуры данных</text:span></text:p>
          </draw:text-box>
        </draw:frame>
        <draw:frame draw:style-name="gr2" draw:text-style-name="P21" draw:layer="layout" svg:width="10.588cm" svg:height="1.893cm" svg:x="16.482cm" svg:y="4.713cm">
          <draw:text-box>
            <text:p><text:span text:style-name="T4">1. Древо</text:span></text:p>
            <text:p><text:span text:style-name="T4">2. Два типа кванторов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9" draw:layer="layout" svg:width="25.568cm" svg:height="6.147cm" svg:x="1.27cm" svg:y="3.972cm">
          <draw:text-box>
            <text:p><text:span text:style-name="T12">1.</text:span><text:span text:style-name="T11"> Структура формулы усложняется вширь. Появляются новые ветви.</text:span></text:p>
            <text:p><text:span text:style-name="T11"/></text:p>
            <text:p><text:span text:style-name="T12">2.</text:span><text:span text:style-name="T11"> База фактов увеличивается.</text:span></text:p>
            <text:p><text:span text:style-name="T11"/></text:p>
            <text:p><text:span text:style-name="T12">3.</text:span><text:span text:style-name="T11"> Сложность термов увеличивается</text:span></text:p>
            <text:p><text:span text:style-name="T11"/></text:p>
            <text:p><text:span text:style-name="T12">4.</text:span><text:span text:style-name="T11"> Формализация некоторых задач изначально велика. Например, 15Мб.</text:span></text:p>
          </draw:text-box>
        </draw:frame>
        <draw:frame draw:style-name="gr2" draw:text-style-name="P19" draw:layer="layout" svg:width="25.568cm" svg:height="0.988cm" svg:x="1.27cm" svg:y="12.072cm">
          <draw:text-box>
            <text:p><text:span text:style-name="T12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3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1" draw:layer="layout" svg:width="25.568cm" svg:height="2.714cm" svg:x="1.016cm" svg:y="7.3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10">Какой именно элемент выбрать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20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10"><text:s/></text:span></text:p>
          </draw:text-box>
        </draw:frame>
        <draw:custom-shape draw:style-name="gr8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14.598cm" svg:y1="6.066cm" svg:x2="19.167cm" svg:y2="8.889cm">
          <text:p/>
        </draw:line>
        <draw:line draw:style-name="gr9" draw:text-style-name="P3" draw:layer="layout" svg:x1="21.202cm" svg:y1="6.094cm" svg:x2="19.167cm" svg:y2="8.889cm">
          <text:p/>
        </draw:line>
        <draw:frame draw:style-name="gr10" draw:text-style-name="P20" draw:layer="layout" svg:width="7.026cm" svg:height="1.153cm" svg:x="10.894cm" svg:y="4.941cm">
          <draw:text-box>
            <text:p><text:span text:style-name="T4">A(f(e,</text:span><text:span text:style-name="T9">g(t)</text:span><text:span text:style-name="T4">) <text:s/></text:span><text:span text:style-name="T10"><text:s/></text:span></text:p>
          </draw:text-box>
        </draw:frame>
        <draw:frame draw:style-name="gr10" draw:text-style-name="P20" draw:layer="layout" svg:width="8.44cm" svg:height="1.153cm" svg:x="18.994cm" svg:y="4.941cm">
          <draw:text-box>
            <text:p><text:span text:style-name="T4">B(h(</text:span><text:span text:style-name="T9">g(t)</text:span><text:span text:style-name="T4">),</text:span><text:span text:style-name="T9">g(t)</text:span><text:span text:style-name="T4">) <text:s text:c="2"/></text:span></text:p>
          </draw:text-box>
        </draw:frame>
        <draw:frame draw:style-name="gr10" draw:text-style-name="P20" draw:layer="layout" svg:width="4.74cm" svg:height="1.072cm" svg:x="10.972cm" svg:y="8.34cm">
          <draw:text-box>
            <text:p><text:span text:style-name="T4">Память: <text:s/></text:span><text:span text:style-name="T10"><text:s/></text:span></text:p>
          </draw:text-box>
        </draw:frame>
        <draw:custom-shape draw:style-name="gr8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1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1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1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2" draw:text-style-name="P22" draw:layer="layout" svg:width="0.883cm" svg:height="0.988cm" svg:x="3.626cm" svg:y="11.363cm">
          <draw:text-box>
            <text:p><text:span text:style-name="T14">A</text:span></text:p>
          </draw:text-box>
        </draw:frame>
        <draw:frame draw:style-name="gr12" draw:text-style-name="P22" draw:layer="layout" svg:width="0.883cm" svg:height="0.988cm" svg:x="3.627cm" svg:y="13.763cm">
          <draw:text-box>
            <text:p><text:span text:style-name="T14">f</text:span></text:p>
          </draw:text-box>
        </draw:frame>
        <draw:line draw:style-name="gr9" draw:text-style-name="P3" draw:layer="layout" svg:x1="24.504cm" svg:y1="6.094cm" svg:x2="19.268cm" svg:y2="8.965cm">
          <text:p/>
        </draw:line>
        <draw:frame draw:style-name="gr12" draw:text-style-name="P22" draw:layer="layout" svg:width="0.883cm" svg:height="0.988cm" svg:x="2.228cm" svg:y="16.363cm">
          <draw:text-box>
            <text:p><text:span text:style-name="T14">e</text:span></text:p>
          </draw:text-box>
        </draw:frame>
        <draw:frame draw:style-name="gr12" draw:text-style-name="P22" xml:id="id7" draw:id="id7" draw:layer="layout" svg:width="0.883cm" svg:height="0.988cm" svg:x="4.829cm" svg:y="16.363cm">
          <draw:text-box>
            <text:p><text:span text:style-name="T14">g</text:span></text:p>
          </draw:text-box>
        </draw:frame>
        <draw:custom-shape draw:style-name="gr8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2" draw:layer="layout" svg:width="0.883cm" svg:height="0.988cm" svg:x="4.804cm" svg:y="18.538cm">
          <draw:text-box>
            <text:p><text:span text:style-name="T14">t</text:span></text:p>
          </draw:text-box>
        </draw:frame>
        <draw:connector draw:style-name="gr11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1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1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2" draw:text-style-name="P22" draw:layer="layout" svg:width="0.883cm" svg:height="0.988cm" svg:x="8.727cm" svg:y="11.363cm">
          <draw:text-box>
            <text:p><text:span text:style-name="T14">B</text:span></text:p>
          </draw:text-box>
        </draw:frame>
        <draw:frame draw:style-name="gr12" draw:text-style-name="P22" draw:layer="layout" svg:width="0.883cm" svg:height="0.988cm" svg:x="7.028cm" svg:y="13.763cm">
          <draw:text-box>
            <text:p><text:span text:style-name="T14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20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10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0" draw:text-style-name="P20" draw:layer="layout" svg:width="8.804cm" svg:height="1.893cm" svg:x="1.988cm" svg:y="8.068cm">
          <draw:text-box>
            <text:p><text:span text:style-name="T4">Базовые подформулы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 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20" draw:layer="layout" svg:width="25.568cm" svg:height="1.072cm" svg:x="0.594cm" svg:y="3.641cm">
          <draw:text-box>
            <text:p><text:span text:style-name="T10">1.</text:span><text:span text:style-name="T4"> Удаление неиспользуемых фактов. Пример: <text:s/></text:span><text:span text:style-name="T10"><text:s/></text:span></text:p>
          </draw:text-box>
        </draw:frame>
        <draw:frame draw:style-name="gr2" draw:text-style-name="P20" draw:layer="layout" svg:width="25.568cm" svg:height="3.535cm" svg:x="0.594cm" svg:y="8.641cm">
          <draw:text-box>
            <text:p><text:span text:style-name="T10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Пример: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20" draw:layer="layout" svg:width="25.568cm" svg:height="2.714cm" svg:x="0.594cm" svg:y="3.441cm">
          <draw:text-box>
            <text:p><text:span text:style-name="T10">Идея:</text:span><text:span text:style-name="T4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 </text:span><text:span text:style-name="T10"><text:s/></text:span></text:p>
          </draw:text-box>
        </draw:frame>
        <draw:frame draw:style-name="gr2" draw:text-style-name="P20" draw:layer="layout" svg:width="25.568cm" svg:height="1.072cm" svg:x="0.594cm" svg:y="6.841cm">
          <draw:text-box>
            <text:p><text:span text:style-name="T10">Пример:</text:span><text:span text:style-name="T4"> <text:s/>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20" draw:layer="layout" svg:width="25.568cm" svg:height="2.714cm" svg:x="0.594cm" svg:y="3.441cm">
          <draw:text-box>
            <text:p><text:span text:style-name="T10">Проблема:</text:span><text:span text:style-name="T4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20" draw:layer="layout" svg:width="25.568cm" svg:height="2.714cm" svg:x="0.594cm" svg:y="8.041cm">
          <draw:text-box>
            <text:p><text:span text:style-name="T10">Ограничение 1:</text:span><text:span text:style-name="T4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20" draw:layer="layout" svg:width="25.568cm" svg:height="1.893cm" svg:x="0.594cm" svg:y="12.941cm">
          <draw:text-box>
            <text:p><text:span text:style-name="T10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20" draw:layer="layout" svg:width="25.568cm" svg:height="1.893cm" svg:x="0.594cm" svg:y="3.441cm">
          <draw:text-box>
            <text:p><text:span text:style-name="T10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20" draw:layer="layout" svg:width="25.568cm" svg:height="1.893cm" svg:x="0.594cm" svg:y="2.54cm">
          <draw:text-box>
            <text:p><text:span text:style-name="T10">Идея:</text:span><text:span text:style-name="T4"> Ответ на вопрос принимается, если за последующие k шагов вывода, заданное событие произойдёт m раз. </text:span><text:span text:style-name="T10"><text:s/></text:span></text:p>
          </draw:text-box>
        </draw:frame>
        <draw:frame draw:style-name="gr2" draw:text-style-name="P20" draw:layer="layout" svg:width="25.568cm" svg:height="1.072cm" svg:x="0.762cm" svg:y="6.619cm">
          <draw:text-box>
            <text:p><text:span text:style-name="T4">Два варианта спецификации:</text:span><text:span text:style-name="T10"> </text:span></text:p>
          </draw:text-box>
        </draw:frame>
        <draw:frame draw:style-name="gr2" draw:text-style-name="P20" draw:layer="layout" svg:width="25.568cm" svg:height="2.714cm" svg:x="0.762cm" svg:y="8.019cm">
          <draw:text-box>
            <text:p><text:span text:style-name="T10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10"> </text:span></text:p>
          </draw:text-box>
        </draw:frame>
        <draw:frame draw:style-name="gr2" draw:text-style-name="P20" draw:layer="layout" svg:width="25.568cm" svg:height="1.893cm" svg:x="0.762cm" svg:y="11.12cm">
          <draw:text-box>
            <text:p><text:span text:style-name="T10">2.</text:span><text:span text:style-name="T4"> k,m-конкретизация. Если за k шагов будет конкретизировано m НЭЭ.</text:span><text:span text:style-name="T10"> </text:span></text:p>
          </draw:text-box>
        </draw:frame>
        <draw:frame draw:style-name="gr2" draw:text-style-name="P20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20" draw:layer="layout" svg:width="25.568cm" svg:height="1.893cm" svg:x="0.762cm" svg:y="2.418cm">
          <draw:text-box>
            <text:p><text:span text:style-name="T10">Идея</text:span><text:span text:style-name="T4"> использовать принципы Erlang: много </text:span><text:span text:style-name="T10">независимых</text:span><text:span text:style-name="T4"> процессов.</text:span><text:span text:style-name="T10"> </text:span></text:p>
          </draw:text-box>
        </draw:frame>
        <draw:frame draw:style-name="gr2" draw:text-style-name="P20" draw:layer="layout" svg:width="25.568cm" svg:height="2.714cm" svg:x="0.762cm" svg:y="7.719cm">
          <draw:text-box>
            <text:p><text:span text:style-name="T10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10"> </text:span></text:p>
          </draw:text-box>
        </draw:frame>
        <draw:frame draw:style-name="gr2" draw:text-style-name="P20" draw:layer="layout" svg:width="25.568cm" svg:height="1.893cm" svg:x="0.762cm" svg:y="10.919cm">
          <draw:text-box>
            <text:p><text:span text:style-name="T10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20" draw:layer="layout" svg:width="25.568cm" svg:height="5.177cm" svg:x="0.762cm" svg:y="13.42cm">
          <draw:text-box>
            <text:p><text:span text:style-name="T10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20" draw:layer="layout" svg:width="25.568cm" svg:height="1.072cm" svg:x="0.762cm" svg:y="6.319cm">
          <draw:text-box>
            <text:p><text:span text:style-name="T4">Три вложенные стратегии:</text:span><text:span text:style-name="T10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layer="layout" svg:width="19cm" svg:height="11.811cm" svg:x="4.5cm" svg:y="1.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21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20" draw:layer="layout" svg:width="25.568cm" svg:height="1.893cm" svg:x="0.594cm" svg:y="3.441cm">
          <draw:text-box>
            <text:p><text:span text:style-name="T10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20" draw:layer="layout" svg:width="25.568cm" svg:height="2.714cm" svg:x="0.594cm" svg:y="6.542cm">
          <draw:text-box>
            <text:p><text:span text:style-name="T10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20" draw:layer="layout" svg:width="25.568cm" svg:height="6.819cm" svg:x="0.594cm" svg:y="10.142cm">
          <draw:text-box>
            <text:p><text:span text:style-name="T10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draw:custom-shape draw:style-name="gr22" draw:text-style-name="P23" xml:id="id14" draw:id="id14" draw:layer="layout" svg:width="1.256cm" svg:height="1.255cm" svg:x="23.231cm" svg:y="5.754cm">
          <text:p text:style-name="P3"><text:span text:style-name="T15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5" draw:id="id15" draw:layer="layout" svg:width="1.256cm" svg:height="1.255cm" svg:x="20.717cm" svg:y="8.183cm">
          <text:p text:style-name="P3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6" draw:id="id16" draw:layer="layout" svg:width="1.256cm" svg:height="1.255cm" svg:x="23.231cm" svg:y="8.183cm">
          <text:p text:style-name="P3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7" draw:id="id17" draw:layer="layout" svg:width="1.256cm" svg:height="1.255cm" svg:x="25.743cm" svg:y="8.183cm">
          <text:p text:style-name="P3"><text:span text:style-name="T15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8" draw:id="id18" draw:layer="layout" svg:width="1.257cm" svg:height="1.256cm" svg:x="21.889cm" svg:y="10.611cm">
          <text:p text:style-name="P3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19" draw:id="id19" draw:layer="layout" svg:width="1.256cm" svg:height="1.256cm" svg:x="24.487cm" svg:y="10.611cm">
          <text:p text:style-name="P3"><text:span text:style-name="T15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0" draw:id="id20" draw:layer="layout" svg:width="1.255cm" svg:height="1.255cm" svg:x="20.634cm" svg:y="12.888cm">
          <text:p text:style-name="P3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1" draw:id="id21" draw:layer="layout" svg:width="1.256cm" svg:height="1.255cm" svg:x="22.979cm" svg:y="12.888cm">
          <text:p text:style-name="P3"><text:span text:style-name="T15">k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3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3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3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3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3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3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4" draw:text-style-name="P24" draw:layer="layout" svg:width="1.178cm" svg:height="1.222cm" svg:x="21.723cm" svg:y="6.597cm">
          <draw:text-box>
            <text:p><text:span text:style-name="T16">1</text:span></text:p>
          </draw:text-box>
        </draw:frame>
        <draw:frame draw:style-name="gr25" draw:text-style-name="P24" draw:layer="layout" svg:width="1.179cm" svg:height="1.222cm" svg:x="23.801cm" svg:y="7.295cm">
          <draw:text-box>
            <text:p><text:span text:style-name="T16">2</text:span></text:p>
          </draw:text-box>
        </draw:frame>
        <draw:frame draw:style-name="gr25" draw:text-style-name="P24" draw:layer="layout" svg:width="1.179cm" svg:height="1.222cm" svg:x="22.431cm" svg:y="9.425cm">
          <draw:text-box>
            <text:p><text:span text:style-name="T16">1</text:span></text:p>
          </draw:text-box>
        </draw:frame>
        <draw:frame draw:style-name="gr26" draw:text-style-name="P24" draw:layer="layout" svg:width="1.178cm" svg:height="1.223cm" svg:x="21.066cm" svg:y="11.699cm">
          <draw:text-box>
            <text:p><text:span text:style-name="T16">1</text:span></text:p>
          </draw:text-box>
        </draw:frame>
        <draw:frame draw:style-name="gr26" draw:text-style-name="P24" draw:layer="layout" svg:width="1.178cm" svg:height="1.223cm" svg:x="24.665cm" svg:y="7.04cm">
          <draw:text-box>
            <text:p><text:span text:style-name="T16">3</text:span></text:p>
          </draw:text-box>
        </draw:frame>
        <draw:frame draw:style-name="gr27" draw:text-style-name="P24" draw:layer="layout" svg:width="1.179cm" svg:height="1.223cm" svg:x="24.511cm" svg:y="9.515cm">
          <draw:text-box>
            <text:p><text:span text:style-name="T16">2</text:span></text:p>
          </draw:text-box>
        </draw:frame>
        <draw:frame draw:style-name="gr27" draw:text-style-name="P24" draw:layer="layout" svg:width="1.179cm" svg:height="1.223cm" svg:x="22.995cm" svg:y="11.742cm">
          <draw:text-box>
            <text:p><text:span text:style-name="T16">2</text:span></text:p>
          </draw:text-box>
        </draw:frame>
        <draw:frame draw:style-name="gr28" draw:text-style-name="P25" draw:layer="layout" svg:width="9.167cm" svg:height="1.704cm" svg:x="6.299cm" svg:y="6.197cm">
          <draw:text-box>
            <text:p><text:span text:style-name="T17">B(e,f(f(c,k),t),m)</text:span></text:p>
          </draw:text-box>
        </draw:frame>
        <draw:frame draw:style-name="gr29" draw:text-style-name="P26" draw:layer="layout" svg:width="4.666cm" svg:height="6.996cm" svg:x="16.269cm" svg:y="5.005cm">
          <draw:text-box>
            <text:p><text:span text:style-name="T18">B</text:span></text:p>
            <text:p><text:span text:style-name="T18">B1e</text:span></text:p>
            <text:p><text:span text:style-name="T18">B2f</text:span></text:p>
            <text:p><text:span text:style-name="T18">B2f1f</text:span></text:p>
            <text:p><text:span text:style-name="T18">B2f1f1c</text:span></text:p>
            <text:p><text:span text:style-name="T18">B2f1f2k</text:span></text:p>
            <text:p><text:span text:style-name="T18">B2f2t</text:span></text:p>
            <text:p><text:span text:style-name="T18">B3m</text:span></text:p>
          </draw:text-box>
        </draw:frame>
        <draw:custom-shape draw:style-name="gr30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7" draw:layer="layout" svg:width="26.5cm" svg:height="1.8cm" svg:x="0.499cm" svg:y="2.701cm">
          <text:p><text:span text:style-name="T19">Each term is represented as list of paths to each subterm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6.5cm" svg:height="1.8cm" svg:x="0.499cm" svg:y="15.201cm">
          <text:p><text:span text:style-name="T19">Each path refers to a set of corresponding terms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5" draw:layer="layout" svg:width="2.628cm" svg:height="1.242cm" svg:x="1.071cm" svg:y="8.759cm">
          <draw:text-box>
            <text:p><text:span text:style-name="T17">A(e,t)</text:span></text:p>
          </draw:text-box>
        </draw:frame>
        <draw:frame draw:style-name="gr33" draw:text-style-name="P26" draw:layer="layout" svg:width="1.8cm" svg:height="3.435cm" svg:x="5.199cm" svg:y="7.966cm">
          <draw:text-box>
            <text:p><text:span text:style-name="T18">A</text:span></text:p>
            <text:p><text:span text:style-name="T18">A1e</text:span></text:p>
            <text:p><text:span text:style-name="T18">A2t</text:span></text:p>
            <text:p><text:span text:style-name="T18"/></text:p>
          </draw:text-box>
        </draw:frame>
        <draw:custom-shape draw:style-name="gr30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5" draw:layer="layout" svg:width="3.165cm" svg:height="1.242cm" svg:x="0.799cm" svg:y="11.56cm">
          <draw:text-box>
            <text:p><text:span text:style-name="T17">A(f(c),t)</text:span></text:p>
          </draw:text-box>
        </draw:frame>
        <draw:frame draw:style-name="gr35" draw:text-style-name="P26" draw:layer="layout" svg:width="2.369cm" svg:height="4.231cm" svg:x="5.699cm" svg:y="10.867cm">
          <draw:text-box>
            <text:p><text:span text:style-name="T18">A</text:span></text:p>
            <text:p><text:span text:style-name="T18">A1f</text:span></text:p>
            <text:p><text:span text:style-name="T18">A1f1c</text:span></text:p>
            <text:p><text:span text:style-name="T18">A2t</text:span></text:p>
            <text:p><text:span text:style-name="T18"/></text:p>
          </draw:text-box>
        </draw:frame>
        <draw:custom-shape draw:style-name="gr30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6" draw:layer="layout" svg:width="4cm" svg:height="3.435cm" svg:x="0.999cm" svg:y="17.505cm">
          <draw:text-box>
            <text:p><text:span text:style-name="T18">A: {2,3,4}; </text:span></text:p>
            <text:p><text:span text:style-name="T18">A2t: {2,3}; </text:span></text:p>
            <text:p><text:span text:style-name="T18">A1f: {3,4};</text:span></text:p>
            <text:p><text:span text:style-name="T18"/></text:p>
          </draw:text-box>
        </draw:frame>
        <draw:frame draw:style-name="gr32" draw:text-style-name="P25" draw:layer="layout" svg:width="3.283cm" svg:height="1.242cm" svg:x="7.671cm" svg:y="10.061cm">
          <draw:text-box>
            <text:p><text:span text:style-name="T17">A(f(c),e)</text:span></text:p>
          </draw:text-box>
        </draw:frame>
        <draw:frame draw:style-name="gr35" draw:text-style-name="P26" draw:layer="layout" svg:width="2.369cm" svg:height="3.435cm" svg:x="12.699cm" svg:y="9.368cm">
          <draw:text-box>
            <text:p><text:span text:style-name="T18">A</text:span></text:p>
            <text:p><text:span text:style-name="T18">A1f</text:span></text:p>
            <text:p><text:span text:style-name="T18">A1f1c</text:span></text:p>
            <text:p><text:span text:style-name="T18">A2e</text:span></text:p>
          </draw:text-box>
        </draw:frame>
        <draw:custom-shape draw:style-name="gr30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6" draw:layer="layout" svg:width="4.49cm" svg:height="3.435cm" svg:x="5.599cm" svg:y="17.506cm">
          <draw:text-box>
            <text:p><text:span text:style-name="T18">A1f1c: {3,4}; </text:span></text:p>
            <text:p><text:span text:style-name="T18">A2t: {2,3}; </text:span></text:p>
            <text:p><text:span text:style-name="T18">B3m: {1};</text:span></text:p>
            <text:p><text:span text:style-name="T18"/></text:p>
          </draw:text-box>
        </draw:frame>
        <draw:frame draw:style-name="gr36" draw:text-style-name="P26" draw:layer="layout" svg:width="4.608cm" svg:height="3.435cm" svg:x="10.899cm" svg:y="17.507cm">
          <draw:text-box>
            <text:p><text:span text:style-name="T18">B2f1f2k: {1}; </text:span></text:p>
            <text:p><text:span text:style-name="T18">B2f2t: {1}; </text:span></text:p>
            <text:p><text:span text:style-name="T18">...</text:span></text:p>
            <text:p><text:span text:style-name="T18"/></text:p>
          </draw:text-box>
        </draw:frame>
        <draw:custom-shape draw:style-name="gr37" draw:text-style-name="P28" draw:layer="layout" svg:width="1cm" svg:height="1cm" svg:x="5.699cm" svg:y="5.301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0.499cm" svg:y="7.801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5.699cm" svg:y="5.301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5.699cm" svg:y="5.301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0.499cm" svg:y="10.501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1cm" svg:height="1cm" svg:x="7.299cm" svg:y="9.201cm">
          <text:p text:style-name="P3"><text:span text:style-name="T2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draw:custom-shape draw:style-name="gr38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9" draw:layer="layout" svg:width="4.558cm" svg:height="1.232cm" svg:x="2.055cm" svg:y="4.144cm">
          <draw:text-box>
            <text:p><text:span text:style-name="T21">A(e,x,f(m))</text:span></text:p>
          </draw:text-box>
        </draw:frame>
        <draw:frame draw:style-name="gr40" draw:text-style-name="P29" draw:layer="layout" svg:width="3.015cm" svg:height="2.164cm" svg:x="9.085cm" svg:y="3.725cm">
          <draw:text-box>
            <text:p><text:span text:style-name="T21">A1e</text:span></text:p>
            <text:p><text:span text:style-name="T21">A3f1m</text:span></text:p>
          </draw:text-box>
        </draw:frame>
        <draw:frame draw:style-name="gr41" draw:text-style-name="P25" xml:id="id23" draw:id="id23" draw:layer="layout" svg:width="4.97cm" svg:height="1.332cm" svg:x="1.856cm" svg:y="7.766cm">
          <draw:text-box>
            <text:p><text:span text:style-name="T17">A(e,k,f(m))</text:span></text:p>
          </draw:text-box>
        </draw:frame>
        <draw:frame draw:style-name="gr42" draw:text-style-name="P25" xml:id="id22" draw:id="id22" draw:layer="layout" svg:width="2.233cm" svg:height="1.332cm" svg:x="6.804cm" svg:y="10.968cm">
          <draw:text-box>
            <text:p><text:span text:style-name="T17">A1e</text:span></text:p>
          </draw:text-box>
        </draw:frame>
        <draw:frame draw:style-name="gr43" draw:text-style-name="P25" xml:id="id26" draw:id="id26" draw:layer="layout" svg:width="3.388cm" svg:height="1.332cm" svg:x="13.333cm" svg:y="10.968cm">
          <draw:text-box>
            <text:p><text:span text:style-name="T17">A3f1m</text:span></text:p>
          </draw:text-box>
        </draw:frame>
        <draw:frame draw:style-name="gr44" draw:text-style-name="P25" xml:id="id27" draw:id="id27" draw:layer="layout" svg:width="4.969cm" svg:height="1.332cm" svg:x="6.874cm" svg:y="7.765cm">
          <draw:text-box>
            <text:p><text:span text:style-name="T17">A(k,e,f(m))</text:span></text:p>
          </draw:text-box>
        </draw:frame>
        <draw:frame draw:style-name="gr45" draw:text-style-name="P25" xml:id="id24" draw:id="id24" draw:layer="layout" svg:width="4.688cm" svg:height="1.332cm" svg:x="12.331cm" svg:y="7.765cm">
          <draw:text-box>
            <text:p><text:span text:style-name="T17">A(e,e,f(k))</text:span></text:p>
          </draw:text-box>
        </draw:frame>
        <draw:frame draw:style-name="gr46" draw:text-style-name="P25" xml:id="id25" draw:id="id25" draw:layer="layout" svg:width="5cm" svg:height="1.332cm" svg:x="17.195cm" svg:y="7.765cm">
          <draw:text-box>
            <text:p><text:span text:style-name="T17">A(e,e,f(m))</text:span></text:p>
          </draw:text-box>
        </draw:frame>
        <draw:connector draw:style-name="gr47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7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7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3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3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3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8" draw:text-style-name="P30" draw:layer="layout" svg:width="4.658cm" svg:height="1.332cm" svg:x="1.952cm" svg:y="2.922cm">
          <draw:text-box>
            <text:p><text:span text:style-name="T22">Question:</text:span></text:p>
          </draw:text-box>
        </draw:frame>
        <draw:frame draw:style-name="gr48" draw:text-style-name="P30" draw:layer="layout" svg:width="4.658cm" svg:height="1.332cm" svg:x="2.052cm" svg:y="6.522cm">
          <draw:text-box>
            <text:p><text:span text:style-name="T22">Base:</text:span></text:p>
          </draw:text-box>
        </draw:frame>
        <draw:line draw:style-name="gr23" draw:text-style-name="P3" draw:layer="layout" svg:x1="13.001cm" svg:y1="16.5cm" svg:x2="11.501cm" svg:y2="14.5cm">
          <text:p/>
        </draw:line>
        <draw:line draw:style-name="gr23" draw:text-style-name="P3" draw:layer="layout" svg:x1="13.001cm" svg:y1="16.5cm" svg:x2="17.001cm" svg:y2="14.5cm">
          <text:p/>
        </draw:line>
        <draw:frame draw:style-name="gr49" draw:text-style-name="P31" draw:layer="layout" svg:width="15.5cm" svg:height="1.223cm" svg:x="5.301cm" svg:y="16.677cm">
          <draw:text-box>
            <text:p><text:span text:style-name="T19">This two terms are instances of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20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20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23">1.</text:span><text:span text:style-name="T24"> Graf P. Substitution Tree Indexing // Proceedings of the 6th International Conference on Rewriting Techniques and Applications. 1995. P.117-131. </text:span></text:p>
            <text:p><text:span text:style-name="T24"><text:s/></text:span></text:p>
            <text:p><text:span text:style-name="T23">2.</text:span><text:span text:style-name="T24"> Graf P. Term Indexing (Lecture Notes in Computer Science / Lecture Notes in Artificial Intelligence). Springer; 1 edition. March 27, 1996.</text:span></text:p>
            <text:p><text:span text:style-name="T24"/></text:p>
            <text:p><text:span text:style-name="T23">3.</text:span><text:span text:style-name="T24"> McCune W. Experiments with Discrimination-Tree indexing and Path Indexing for Term Retrieval // Journal of Automated Reasoning. 1992. V.9(2). P.147-167.</text:span></text:p>
            <text:p><text:span text:style-name="T24"/></text:p>
            <text:p><text:span text:style-name="T23">4.</text:span><text:span text:style-name="T24"> Sekar, R., Ramakrishnan, I.V., Voronkov, A. Term Indexing. In: Robinson, A., Voronkov, A. (eds.) Handbook of Automated Reasoning, pp. 1853-1964. MIT Press, Cambridge. 2001.</text:span></text:p>
            <text:p><text:span text:style-name="T24"/></text:p>
            <text:p><text:span text:style-name="T23">5.</text:span><text:span text:style-name="T24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20" draw:layer="layout" svg:width="25.568cm" svg:height="2.714cm" svg:x="0.594cm" svg:y="3.442cm">
          <draw:text-box>
            <text:p><text:span text:style-name="T25">Сохраняются некоторые повторяющиеся вычисления:</text:span></text:p>
            <text:p><text:span text:style-name="T10">1.</text:span><text:span text:style-name="T25"> Процедуры поиска ответных подстановок.</text:span></text:p>
            <text:p><text:span text:style-name="T10">2.</text:span><text:span text:style-name="T25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20" draw:layer="layout" svg:width="25.568cm" svg:height="2.714cm" svg:x="0.594cm" svg:y="3.442cm">
          <draw:text-box>
            <text:p><text:span text:style-name="T10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20" draw:layer="layout" svg:width="25.568cm" svg:height="1.893cm" svg:x="0.594cm" svg:y="6.642cm">
          <draw:text-box>
            <text:p><text:span text:style-name="T10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20" draw:layer="layout" svg:width="25.568cm" svg:height="1.893cm" svg:x="0.594cm" svg:y="9.243cm">
          <draw:text-box>
            <text:p><text:span text:style-name="T10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20" draw:layer="layout" svg:width="25.568cm" svg:height="1.072cm" svg:x="0.594cm" svg:y="11.744cm">
          <draw:text-box>
            <text:p><text:span text:style-name="T10">Пример:</text:span><text:span text:style-name="T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20" draw:layer="layout" svg:width="25.568cm" svg:height="1.072cm" svg:x="0.762cm" svg:y="3.119cm">
          <draw:text-box>
            <text:p><text:span text:style-name="T10">1.</text:span><text:span text:style-name="T4"> Контроллер доступа к формуле.</text:span><text:span text:style-name="T10"> </text:span></text:p>
          </draw:text-box>
        </draw:frame>
        <draw:frame draw:style-name="gr2" draw:text-style-name="P20" draw:layer="layout" svg:width="25.568cm" svg:height="1.072cm" svg:x="0.762cm" svg:y="4.719cm">
          <draw:text-box>
            <text:p><text:span text:style-name="T10">2.</text:span><text:span text:style-name="T4"> Поиск ответных подстановок.</text:span><text:span text:style-name="T10"> </text:span></text:p>
          </draw:text-box>
        </draw:frame>
        <draw:frame draw:style-name="gr2" draw:text-style-name="P20" draw:layer="layout" svg:width="25.568cm" svg:height="1.072cm" svg:x="0.762cm" svg:y="9.019cm">
          <draw:text-box>
            <text:p><text:span text:style-name="T10">8.</text:span><text:span text:style-name="T4"> Супервизор.</text:span><text:span text:style-name="T10"> </text:span></text:p>
          </draw:text-box>
        </draw:frame>
        <draw:frame draw:style-name="gr2" draw:text-style-name="P20" draw:layer="layout" svg:width="25.568cm" svg:height="1.072cm" svg:x="0.762cm" svg:y="6.419cm">
          <draw:text-box>
            <text:p><text:span text:style-name="T10">3.</text:span><text:span text:style-name="T4"> Выборщик стратег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1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20" draw:layer="layout" svg:width="25.568cm" svg:height="1.072cm" svg:x="0.594cm" svg:y="2.541cm">
          <draw:text-box>
            <text:p><text:span text:style-name="T10">1.</text:span><text:span text:style-name="T4"> Решены некоторые задачи с рейтингом от 0.5 до 0.62. </text:span><text:span text:style-name="T10"><text:s/></text:span></text:p>
          </draw:text-box>
        </draw:frame>
        <draw:frame draw:style-name="gr2" draw:text-style-name="P20" draw:layer="layout" svg:width="25.568cm" svg:height="1.072cm" svg:x="0.594cm" svg:y="4.441cm">
          <draw:text-box>
            <text:p><text:span text:style-name="T10">2.</text:span><text:span text:style-name="T4"> Достаточно много задач рейтингом от 0.21 до 0.5 </text:span><text:span text:style-name="T10"><text:s/></text:span></text:p>
          </draw:text-box>
        </draw:frame>
        <draw:frame draw:style-name="gr2" draw:text-style-name="P20" draw:layer="layout" svg:width="25.568cm" svg:height="1.072cm" svg:x="0.594cm" svg:y="6.141cm">
          <draw:text-box>
            <text:p><text:span text:style-name="T10">3.</text:span><text:span text:style-name="T4"> Очень много задач с рейтингом меньше 0.21. </text:span><text:span text:style-name="T10"><text:s/></text:span></text:p>
          </draw:text-box>
        </draw:frame>
        <draw:frame draw:style-name="gr2" draw:text-style-name="P20" draw:layer="layout" svg:width="25.568cm" svg:height="1.893cm" svg:x="0.594cm" svg:y="7.541cm">
          <draw:text-box>
            <text:p><text:span text:style-name="T10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20" draw:layer="layout" svg:width="25.568cm" svg:height="1.072cm" svg:x="0.594cm" svg:y="9.942cm">
          <draw:text-box>
            <text:p><text:span text:style-name="T10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20" draw:layer="layout" svg:width="25.568cm" svg:height="1.893cm" svg:x="0.594cm" svg:y="11.642cm">
          <draw:text-box>
            <text:p><text:span text:style-name="T10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20" draw:layer="layout" svg:width="25.568cm" svg:height="1.893cm" svg:x="0.594cm" svg:y="13.943cm">
          <draw:text-box>
            <text:p><text:span text:style-name="T10">7.</text:span><text:span text:style-name="T4"> Некоторые satisfiable задачи распознаются как satisfiable.</text:span></text:p>
          </draw:text-box>
        </draw:frame>
        <draw:frame draw:style-name="gr2" draw:text-style-name="P20" draw:layer="layout" svg:width="25.568cm" svg:height="1.072cm" svg:x="0.594cm" svg:y="16.144cm">
          <draw:text-box>
            <text:p><text:span text:style-name="T10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20" draw:layer="layout" svg:width="26.584cm" svg:height="1.072cm" svg:x="0.594cm" svg:y="17.944cm">
          <draw:text-box>
            <text:p><text:span text:style-name="T10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20" draw:layer="layout" svg:width="25.568cm" svg:height="4.356cm" svg:x="0.594cm" svg:y="2.541cm">
          <draw:text-box>
            <text:p><text:span text:style-name="T10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оский рейтинг. </text:span><text:span text:style-name="T10"><text:s/></text:span></text:p>
          </draw:text-box>
        </draw:frame>
        <draw:frame draw:style-name="gr2" draw:text-style-name="P20" draw:layer="layout" svg:width="25.568cm" svg:height="2.714cm" svg:x="0.594cm" svg:y="7.241cm">
          <draw:text-box>
            <text:p><text:span text:style-name="T10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10"><text:s/></text:span></text:p>
          </draw:text-box>
        </draw:frame>
        <draw:frame draw:style-name="gr2" draw:text-style-name="P20" draw:layer="layout" svg:width="25.568cm" svg:height="1.072cm" svg:x="0.594cm" svg:y="10.641cm">
          <draw:text-box>
            <text:p><text:span text:style-name="T10">3. </text:span><text:span text:style-name="T4">Выигрываем у многих других систем. </text:span></text:p>
          </draw:text-box>
        </draw:frame>
        <draw:frame draw:style-name="gr2" draw:text-style-name="P20" draw:layer="layout" svg:width="25.568cm" svg:height="2.714cm" svg:x="0.594cm" svg:y="12.541cm">
          <draw:text-box>
            <text:p><text:span text:style-name="T10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402cm" svg:y="0.508cm">
          <draw:text-box>
            <text:p><text:span text:style-name="T6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21H45M49S</meta:editing-duration>
    <meta:editing-cycles>116</meta:editing-cycles>
    <meta:generator>LibreOffice/3.5$Linux_x86 LibreOffice_project/350m1$Build-2</meta:generator>
    <dc:date>2012-10-18T20:31:11</dc:date>
    <meta:document-statistic meta:object-count="390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Обычный" fo:font-size="16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Ubuntu" style:font-style-name="Курсив" fo:font-size="16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family="Ubuntu" style:font-style-name="Курсив" fo:font-size="16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1.812cm" xlink:href="." xlink:type="simple" chart:class="chart:line" chart:style-name="ch1">
        <chart:legend chart:legend-position="end" svg:x="14.112cm" svg:y="4.813cm" style:legend-expansion="high" chart:style-name="ch2"/>
        <chart:plot-area chart:style-name="ch3" chart:data-source-has-labels="both" svg:x="1.804cm" svg:y="1.079cm" svg:width="12.204cm" svg:height="9.103cm">
          <chartooo:coordinate-region svg:x="2.822cm" svg:y="1.398cm" svg:width="10.867cm" svg:height="7.899cm"/>
          <chart:axis chart:dimension="x" chart:name="primary-x" chart:style-name="ch4" chartooo:axis-type="text">
            <chart:title svg:x="3.954cm" svg:y="10.419cm" chart:style-name="ch5">
              <text:p>number of computation nod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7.015cm" chart:style-name="ch7">
              <text:p>time ratio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</table:table-cell>
              <table:table-cell office:value-type="string">
                <text:p>Strategy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